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896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2897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166cm" svg:height="1.006cm" draw:transform="rotate (-3.14159265358979) translate (10.779cm 16.240288273522cm)" svg:viewBox="0 0 167 1007" svg:d="M167 0c-167 144-87 724-87 724 0 0 6 49 6 77s-6 71-6 71c0 0-20 73-34 95-13 22-46 40-46 40">
            <text:p/>
          </draw:path>
          <draw:path draw:style-name="gr2" draw:text-style-name="P1" draw:layer="layout" svg:width="0.166cm" svg:height="1.005cm" svg:x="10.61cm" svg:y="14.235cm" svg:viewBox="0 0 167 1006" svg:d="M0 0c175 144 88 724 88 724 0 0-7 49-7 77s7 69 7 69c0 0 19 75 31 96 13 21 48 40 48 4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896" draw:display-name="Dashed (var) 2896" draw:style="rect" draw:dots1="1" draw:dots1-length="0.011cm" draw:dots2="1" draw:dots2-length="0.011cm" draw:distance="0.011cm"/>
    <draw:stroke-dash draw:name="Dashed_20__28_var_29__20_2897" draw:display-name="Dashed (var) 289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09:56:26.288447593</meta:creation-date>
    <dc:date>2018-03-15T09:56:50.805320446</dc:date>
    <meta:editing-duration>PT24S</meta:editing-duration>
    <meta:editing-cycles>1</meta:editing-cycles>
    <meta:document-statistic meta:object-count="3"/>
    <meta:generator>LibreOffice/6.0.0.3$MacOSX_X86_64 LibreOffice_project/64a0f66915f38c6217de274f0aa8e15618924765</meta:generator>
  </office:meta>
</office:document-meta>
</file>